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8509763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8392427007114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26260048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83923057845809" text:continue-list="list8392427007114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26260048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83924514365144" text:continue-list="list83923057845809"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83923322525289"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83923677364687"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9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6T08:39:22.588047500</dc:date>
    <meta:editing-duration>P13DT6H9M12S</meta:editing-duration>
    <meta:editing-cycles>594</meta:editing-cycles>
    <meta:generator>LibreOffice/25.2.4.3$Windows_X86_64 LibreOffice_project/33e196637044ead23f5c3226cde09b47731f7e27</meta:generator>
    <meta:document-statistic meta:table-count="5" meta:image-count="7" meta:object-count="0" meta:page-count="92" meta:paragraph-count="1320" meta:word-count="31561" meta:character-count="196572" meta:non-whitespace-character-count="164456"/>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